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64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1.43cm">
          <text:p text:style-name="P3"/>
        </draw:line>
        <draw:frame draw:style-name="gr3" draw:text-style-name="P4" draw:layer="layout" svg:width="6.35cm" svg:height="6.896cm" svg:x="0.635cm" svg:y="4.534cm">
          <draw:text-box>
            <text:p text:style-name="P3"><text:span text:style-name="T2">append</text:span></text:p>
            <text:p text:style-name="P3"><text:span text:style-name="T2">delete</text:span></text:p>
            <text:p text:style-name="P3"><text:span text:style-name="T2">getBufferSize</text:span></text:p>
            <text:p text:style-name="P3"><text:span text:style-name="T2">insert</text:span></text:p>
            <text:p text:style-name="P3"><text:span text:style-name="T2">lastPos</text:span></text:p>
            <text:p text:style-name="P3"><text:span text:style-name="T2">length</text:span></text:p>
            <text:p text:style-name="P3"><text:span text:style-name="T2">overlay</text:span></text:p>
            <text:p text:style-name="P3"><text:span text:style-name="T2">pos</text:span></text:p>
            <text:p text:style-name="P3"><text:span text:style-name="T2">request</text:span></text:p>
            <text:p text:style-name="P3"><text:span text:style-name="T2">setBufferSize</text:span></text:p>
            <text:p text:style-name="P3"><text:span text:style-name="T2">string</text:span></text:p>
            <text:p text:style-name="P3"><text:span text:style-name="T2">subchar</text:span></text:p>
            <text:p text:style-name="P3"><text:span text:style-name="T2">substr</text:span></text:p>
            <text:p text:style-name="P3"><text:span text:style-name="T2">uninit</text:span></text:p>
          </draw:text-box>
        </draw:frame>
        <draw:line draw:style-name="gr2" draw:text-style-name="P2" draw:layer="layout" svg:x1="6.985cm" svg:y1="11.43cm" svg:x2="0.635cm" svg:y2="11.43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885cm" svg:x="0.635cm" svg:y="3.175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3.81cm" svg:x2="6.985cm" svg:y2="3.8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22:37</dc:date>
    <dc:language>en-US</dc:language>
    <meta:editing-cycles>15</meta:editing-cycles>
    <meta:editing-duration>PT53M10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